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0000000EF9039B10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weight="bold" officeooo:rsid="00081451" officeooo:paragraph-rsid="0008145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87ba4" officeooo:paragraph-rsid="00087ba4" style:font-weight-asian="bold" style:font-weight-complex="bold"/>
    </style:style>
    <style:style style:name="P3" style:family="paragraph" style:parent-style-name="Standard">
      <style:text-properties style:text-underline-style="none" fo:font-weight="bold" officeooo:rsid="00087ba4" officeooo:paragraph-rsid="00087ba4" style:font-weight-asian="bold" style:font-weight-complex="bold"/>
    </style:style>
    <style:style style:name="P4" style:family="paragraph" style:parent-style-name="Standard">
      <style:text-properties fo:font-size="14pt" style:text-underline-style="solid" style:text-underline-width="auto" style:text-underline-color="font-color" fo:font-weight="bold" officeooo:rsid="00087ba4" officeooo:paragraph-rsid="00087ba4" style:font-size-asian="14pt" style:font-weight-asian="bold" style:font-size-complex="14pt" style:font-weight-complex="bold"/>
    </style:style>
    <style:style style:name="P5" style:family="paragraph" style:parent-style-name="Header">
      <style:text-properties fo:font-size="18pt" fo:font-weight="bold" officeooo:rsid="00081451" officeooo:paragraph-rsid="0009d37e" style:font-size-asian="18pt" style:font-weight-asian="bold" style:font-size-complex="18pt" style:font-weight-complex="bold"/>
    </style:style>
    <style:style style:name="P6" style:family="paragraph" style:parent-style-name="Standard" style:master-page-name="">
      <loext:graphic-properties draw:fill="none"/>
      <style:paragraph-properties fo:margin-left="0cm" fo:margin-right="0cm" fo:text-indent="1.199cm" style:auto-text-indent="false" style:page-number="auto" fo:background-color="transparent"/>
      <style:text-properties style:text-underline-style="none" fo:font-weight="bold" officeooo:rsid="00087ba4" officeooo:paragraph-rsid="00087ba4" style:font-weight-asian="bold" style:font-weight-complex="bold"/>
    </style:style>
    <style:style style:name="P7" style:family="paragraph" style:parent-style-name="Standard">
      <loext:graphic-properties draw:fill="none"/>
      <style:paragraph-properties fo:margin-left="0cm" fo:margin-right="0cm" fo:text-indent="1.199cm" style:auto-text-indent="false" fo:background-color="transparent"/>
      <style:text-properties officeooo:paragraph-rsid="000a9016"/>
    </style:style>
    <style:style style:name="P8" style:family="paragraph" style:parent-style-name="Standard">
      <loext:graphic-properties draw:fill="none"/>
      <style:paragraph-properties fo:background-color="transparent"/>
      <style:text-properties officeooo:paragraph-rsid="000a9016"/>
    </style:style>
    <style:style style:name="P9" style:family="paragraph" style:parent-style-name="Standard" style:list-style-name="L2">
      <loext:graphic-properties draw:fill="none"/>
      <style:paragraph-properties fo:background-color="transparent"/>
      <style:text-properties officeooo:paragraph-rsid="000a9016"/>
    </style:style>
    <style:style style:name="P10" style:family="paragraph" style:parent-style-name="Standard">
      <loext:graphic-properties draw:fill="none"/>
      <style:paragraph-properties fo:background-color="transparent"/>
      <style:text-properties officeooo:rsid="000a9016" officeooo:paragraph-rsid="000a9016"/>
    </style:style>
    <style:style style:name="P11" style:family="paragraph" style:parent-style-name="Standard">
      <loext:graphic-properties draw:fill="none"/>
      <style:paragraph-properties fo:background-color="transparent"/>
      <style:text-properties officeooo:rsid="000b8c60" officeooo:paragraph-rsid="000b8c60"/>
    </style:style>
    <style:style style:name="P12" style:family="paragraph" style:parent-style-name="Standard" style:list-style-name="L3">
      <loext:graphic-properties draw:fill="none"/>
      <style:paragraph-properties fo:background-color="transparent"/>
      <style:text-properties officeooo:rsid="000ba52b" officeooo:paragraph-rsid="000ba52b"/>
    </style:style>
    <style:style style:name="T1" style:family="text">
      <style:text-properties fo:font-size="14pt" style:font-size-asian="14pt" style:font-size-complex="14pt"/>
    </style:style>
    <style:style style:name="T2" style:family="text">
      <style:text-properties fo:font-size="14pt" officeooo:rsid="0009d37e" style:font-size-asian="14pt" style:font-size-complex="14pt"/>
    </style:style>
    <style:style style:name="T3" style:family="text">
      <style:text-properties officeooo:rsid="0009d37e"/>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9d37e" style:font-weight-asian="bold" style:font-weight-complex="bold"/>
    </style:style>
    <style:style style:name="T6" style:family="text">
      <style:text-properties style:text-underline-style="none" fo:font-weight="bold" officeooo:rsid="000a9016" style:font-weight-asian="bold" style:font-weight-complex="bold"/>
    </style:style>
    <style:style style:name="T7" style:family="text">
      <style:text-properties style:text-underline-style="none" fo:font-weight="bold" officeooo:rsid="000b8c60" style:font-weight-asian="bold" style:font-weight-complex="bold"/>
    </style:style>
    <style:style style:name="T8" style:family="text">
      <style:text-properties style:text-underline-style="none" fo:font-weight="bold" officeooo:rsid="000ba52b" style:font-weight-asian="bold" style:font-weight-complex="bold"/>
    </style:style>
    <style:style style:name="T9" style:family="text">
      <style:text-properties style:font-name="LM Mono 12" style:text-underline-style="none" fo:font-weight="normal" officeooo:rsid="000b8c60" style:font-weight-asian="normal" style:font-weight-complex="normal"/>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normal" style:text-underline-style="none" fo:font-weight="bold" style:font-style-asian="normal" style:font-weight-asian="bold" style:font-style-complex="normal"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75cm" fo:text-indent="-0.635cm" fo:margin-left="2.5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1cm" fo:text-indent="-0.635cm" fo:margin-left="3.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5cm" fo:text-indent="-0.635cm" fo:margin-left="3.8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8cm" fo:text-indent="-0.635cm" fo:margin-left="4.4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5cm" fo:text-indent="-0.635cm" fo:margin-left="5.1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5cm" fo:text-indent="-0.635cm" fo:margin-left="5.7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5cm" fo:text-indent="-0.635cm" fo:margin-left="6.3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2cm" fo:text-indent="-0.635cm" fo:margin-left="7.0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5cm" fo:text-indent="-0.635cm" fo:margin-left="7.6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9cm" fo:text-indent="-0.635cm" fo:margin-left="8.29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áctica <text:span text:style-name="T3">I</text:span>.1 – <text:span text:style-name="T3">Trabajando con Git y GitHub</text:span></text:p>
      <text:p text:style-name="P2"/>
      <text:p text:style-name="P6"><text:tab/><text:span text:style-name="T3">Vamos a trabajar con un repositorio montado. Para ello, he elegido un repositorio oficial de algoritmos creado por “The Algorithms” para el lenguaje de programación de “Java” (</text:span><text:a xlink:type="simple" xlink:href="https://github.com/TheAlgorithms/Java/" text:style-name="Internet_20_link" text:visited-style-name="Visited_20_Internet_20_Link"><text:span text:style-name="T3">TheAlgotihms – Java</text:span></text:a><text:span text:style-name="T3">).</text:span></text:p>
      <text:p text:style-name="P7"><text:span text:style-name="T5">He creado un fork de este repositorio en mi GitHub personal </text:span><text:span text:style-name="T8">(del docente)</text:span><text:span text:style-name="T5">:</text:span></text:p>
      <text:list text:style-name="L2">
        <text:list-item>
          <text:p text:style-name="P9"><text:a xlink:type="simple" xlink:href="https://github.com/DVelascoG6/TheAlgorithms-Java.git" text:style-name="Internet_20_link" text:visited-style-name="Visited_20_Internet_20_Link"><text:span text:style-name="T6">https://github.com/DVelascoG6/TheAlgorithms-Java.git</text:span></text:a></text:p>
        </text:list-item>
      </text:list>
      <text:p text:style-name="P8"><text:span text:style-name="T6"/></text:p>
      <text:p text:style-name="P10"><text:span text:style-name="T4"><text:tab/>Como hablamos, vamos a trabajar en grupos de 3 personas cada equipo. </text:span><text:span text:style-name="T7">Cada equipo se centrará en modificar una carpeta de clases. Estas clases se encuentran en la ruta: “</text:span><text:span text:style-name="T9">src/main/java/com/thealgorithms</text:span><text:span text:style-name="T7">”. </text:span></text:p>
      <text:p text:style-name="P11"><text:span text:style-name="T4"><text:tab/>En clase, cada grupo se encargará de escoger el grupo de clases que va a modificar. El documento final, deberá ser una memoria de proceso realizado por cada grupo. Esta memoria se documentará con </text:span><text:span text:style-name="T8">breves comentarios sobre el proceso seguido y <text:s/></text:span><text:span text:style-name="T4">capturas de pantalla</text:span><text:span text:style-name="T8">.</text:span></text:p>
      <text:p text:style-name="P11"><text:span text:style-name="T8"><text:tab/>El proceso a seguir será el siguiente:</text:span></text:p>
      <text:list text:style-name="L3">
        <text:list-item>
          <text:p text:style-name="P12"><text:span text:style-name="T4">Crear un fork en nuestra cuenta de GitHub. Cada grupo, trabajará en un sólo repositorio remoto. Por ello, debéis gestionar los permisos para que todo el equipo pueda actualizar el repositorio en remoto.</text:span></text:p>
        </text:list-item>
        <text:list-item>
          <text:p text:style-name="P12"><text:span text:style-name="T4">Crear una rama nueva que se va a encargar de alojar las modificaciones realizadas.</text:span></text:p>
        </text:list-item>
        <text:list-item>
          <text:p text:style-name="P12"><text:span text:style-name="T4">En esta rama debe crearse un documento informativo sobre los cambios que se van a realizar. Este documento servirá cómo base para crear el “</text:span><text:span text:style-name="T10">Issue</text:span><text:span text:style-name="T4">” en el repositorio del profesor.</text:span></text:p>
        </text:list-item>
        <text:list-item>
          <text:p text:style-name="P12"><text:span text:style-name="T4">Se deben realizar los cambios propuestos por el equipo, y en caso de recibir alguna interacción por parte del profesor, incluir dichos cambios. Mostrando todos los commits realizados, donde se incluya la fecha, el autor y una pequeña descripción.</text:span></text:p>
        </text:list-item>
        <text:list-item>
          <text:p text:style-name="P12"><text:span text:style-name="T4">Tras recibir la interacción correspondiente, se deberá crear una “</text:span><text:span text:style-name="T10">Pull Request</text:span><text:span text:style-name="T11">” en el repositorio del profesor.</text:span></text:p>
        </text:list-item>
        <text:list-item>
          <text:p text:style-name="P12"><text:span text:style-name="T11">Para finalizar, se han de aceptar todos las “</text:span><text:span text:style-name="T10">Pull Request</text:span><text:span text:style-name="T11">”.</text:span></text:p>
        </text:list-item>
        <text:list-item>
          <text:p text:style-name="P12"><text:span text:style-name="T11">Una vez actualizado el repositorio remoto del profesor, se completará la memoria para subirla como tarea al Aula Virtual.</text:span></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IES_5f_Maria_5f_Moliner" draw:display-name="IES_Maria_Moliner" xlink:href="Pictures/1000000000000200000000EF9039B102.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8pt" fo:font-weight="bold" officeooo:rsid="00081451" officeooo:paragraph-rsid="0009d37e" style:font-size-asian="18pt" style:font-weight-asian="bold" style:font-size-complex="18pt" style:font-weight-complex="bold"/>
    </style:style>
    <style:style style:name="MP2" style:family="paragraph" style:parent-style-name="Header">
      <style:text-properties fo:font-weight="bold" officeooo:rsid="00081451" officeooo:paragraph-rsid="00081451" style:font-weight-asian="bold" style:font-weight-complex="bold"/>
    </style:style>
    <style:style style:name="MT1" style:family="text">
      <style:text-properties fo:font-size="14pt" style:font-size-asian="14pt" style:font-size-complex="14pt"/>
    </style:style>
    <style:style style:name="MT2" style:family="text">
      <style:text-properties fo:font-size="14pt" officeooo:rsid="0009d37e"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cm" fo:margin-left="0.199cm" fo:margin-right="0.199cm" fo:margin-bottom="1cm" fo:border-top="none" fo:border-bottom="0.06pt solid #000000" fo:border-left="none" fo:border-right="none" fo:padding="0.049cm" style:dynamic-spacing="false" draw:fill="bitmap" draw:fill-image-name="IES_5f_Maria_5f_Moliner" draw:fill-image-width="2.6cm" draw:fill-image-height="1.6cm" style:repeat="no-repeat" draw:fill-image-ref-point-x="0%" draw:fill-image-ref-point-y="0%" draw:fill-image-ref-point="bottom-right">
          <style:background-image xlink:href="Pictures/1000000000000200000000EF9039B102.jpg" xlink:type="simple" xlink:actuate="onLoad" style:position="bottom right" style:repeat="no-repeat"/>
        </style:header-footer-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AW – </text:span><text:span text:style-name="MT2">HERRAMIENTAS PARA EL AUMENTO DE LA </text:span></text:p>
        <text:p text:style-name="MP1"><text:span text:style-name="MT2">PRODUCTIVIDAD EN EL DESARROLLO DE</text:span></text:p>
        <text:p text:style-name="MP1"><text:span text:style-name="MT2">APLICACIONES WEB</text:span><text:span text:style-name="MT1">: PRÁCTICA </text:span><text:span text:style-name="MT2">I.1</text:span><text:tab/></text:p>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6T09:52:52.718840294</meta:creation-date>
    <dc:date>2025-10-01T13:47:36.116531513</dc:date>
    <meta:editing-duration>PT19M51S</meta:editing-duration>
    <meta:editing-cycles>4</meta:editing-cycles>
    <meta:generator>LibreOffice/24.2.7.2$Linux_X86_64 LibreOffice_project/420$Build-2</meta:generator>
    <meta:print-date>2025-09-26T10:34:52.117840829</meta:print-date>
    <meta:printed-by>Archivos PDF</meta:printed-by>
    <meta:document-statistic meta:table-count="0" meta:image-count="0" meta:object-count="0" meta:page-count="1" meta:paragraph-count="17" meta:word-count="316" meta:character-count="1993" meta:non-whitespace-character-count="1691"/>
  </office:meta>
</office:document-meta>
</file>